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FileSystem.MimeFileSystem( final FileName rootName , final FileObject parentLayer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System.createCommunicationLin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imeFileSystem.closeMime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meFileSystem.do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me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